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66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64in"/>
    </style:style>
    <style:style style:name="co5" style:family="table-column">
      <style:table-column-properties fo:break-before="auto" style:column-width="0.9193in"/>
    </style:style>
    <style:style style:name="co6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1.1854in"/>
    </style:style>
    <style:style style:name="co9" style:family="table-column">
      <style:table-column-properties fo:break-before="auto" style:column-width="0.9902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1.1228in"/>
    </style:style>
    <style:style style:name="co12" style:family="table-column">
      <style:table-column-properties fo:break-before="auto" style:column-width="0.3701in"/>
    </style:style>
    <style:style style:name="co13" style:family="table-column">
      <style:table-column-properties fo:break-before="auto" style:column-width="1.0516in"/>
    </style:style>
    <style:style style:name="co14" style:family="table-column">
      <style:table-column-properties fo:break-before="auto" style:column-width="2.1846in"/>
    </style:style>
    <style:style style:name="co15" style:family="table-column">
      <style:table-column-properties fo:break-before="auto" style:column-width="1.6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">
      <style:table-cell-properties fo:background-color="#cccccc"/>
    </style:style>
    <style:style style:name="ce4" style:family="table-cell" style:parent-style-name="Default" style:data-style-name="N3">
      <style:text-properties fo:color="#800000"/>
    </style:style>
    <style:style style:name="ce5" style:family="table-cell" style:parent-style-name="Default" style:data-style-name="N3">
      <style:text-properties fo:color="#ff6600"/>
    </style:style>
    <style:style style:name="ce6" style:family="table-cell" style:parent-style-name="Default" style:data-style-name="N3">
      <style:text-properties fo:color="#ff0000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122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color="#ff3333"/>
    </style:style>
  </office:automatic-styles>
  <office:body>
    <office:spreadsheet>
      <table:table table:name="Overview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/>
          <table:table-cell table:style-name="ce2" office:value-type="string" calcext:value-type="string" table:number-columns-spanned="2" table:number-rows-spanned="1">
            <text:p>train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Column name</text:p>
          </table:table-cell>
          <table:table-cell table:style-name="ce2" office:value-type="string" calcext:value-type="string" table:number-columns-spanned="2" table:number-rows-spanned="1">
            <text:p>Count unique</text:p>
          </table:table-cell>
          <table:covered-table-cell/>
          <table:table-cell office:value-type="string" calcext:value-type="string">
            <text:p>test without trai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40428967" calcext:value-type="float">
            <text:p>40428967</text:p>
          </table:table-cell>
          <table:table-cell office:value-type="float" office:value="4577464" calcext:value-type="float">
            <text:p>4577464</text:p>
          </table:table-cell>
          <table:table-cell table:number-columns-repeated="4"/>
          <table:table-cell office:value-type="string" calcext:value-type="string">
            <text:p>NULL</text:p>
          </table:table-cell>
          <table:table-cell table:formula="of:=&quot;&quot;&quot;&quot; &amp; [.H3] &amp; &quot;&quot;&quot;,&quot;" office:value-type="string" office:string-value="&quot;NULL&quot;," calcext:value-type="string">
            <text:p>"NULL",</text:p>
          </table:table-cell>
          <table:table-cell/>
        </table:table-row>
        <table:table-row table:style-name="ro1">
          <table:table-cell office:value-type="string" calcext:value-type="string">
            <text:p>click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4"/>
          <table:table-cell office:value-type="string" calcext:value-type="string">
            <text:p>numeric</text:p>
          </table:table-cell>
          <table:table-cell table:formula="of:=&quot;&quot;&quot;&quot; &amp; [.H4] &amp; &quot;&quot;&quot;,&quot;" office:value-type="string" office:string-value="&quot;numeric&quot;," calcext:value-type="string">
            <text:p>"numeric",</text:p>
          </table:table-cell>
          <table:table-cell/>
        </table:table-row>
        <table:table-row table:style-name="ro1">
          <table:table-cell office:value-type="string" calcext:value-type="string">
            <text:p>hour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numeric</text:p>
          </table:table-cell>
          <table:table-cell table:formula="of:=&quot;&quot;&quot;&quot; &amp; [.H5] &amp; &quot;&quot;&quot;,&quot;" office:value-type="string" office:string-value="&quot;numeric&quot;," calcext:value-type="string">
            <text:p>"numeric",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6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banner_po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7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site_id</text:p>
          </table:table-cell>
          <table:table-cell office:value-type="float" office:value="4737" calcext:value-type="float">
            <text:p>4737</text:p>
          </table:table-cell>
          <table:table-cell office:value-type="float" office:value="2825" calcext:value-type="float">
            <text:p>2825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603" calcext:value-type="float">
            <text:p>1603</text:p>
          </table:table-cell>
          <table:table-cell table:style-name="ce5" office:value-type="float" office:value="2356" calcext:value-type="float">
            <text:p>2356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8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site_domain</text:p>
          </table:table-cell>
          <table:table-cell office:value-type="float" office:value="7745" calcext:value-type="float">
            <text:p>7745</text:p>
          </table:table-cell>
          <table:table-cell office:value-type="float" office:value="3366" calcext:value-type="float">
            <text:p>3366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4259" calcext:value-type="float">
            <text:p>4259</text:p>
          </table:table-cell>
          <table:table-cell table:style-name="ce5" office:value-type="float" office:value="2892" calcext:value-type="float">
            <text:p>2892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9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site_category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10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app_id</text:p>
          </table:table-cell>
          <table:table-cell office:value-type="float" office:value="8552" calcext:value-type="float">
            <text:p>8552</text:p>
          </table:table-cell>
          <table:table-cell office:value-type="float" office:value="3952" calcext:value-type="float">
            <text:p>3952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4551" calcext:value-type="float">
            <text:p>4551</text:p>
          </table:table-cell>
          <table:table-cell table:style-name="ce5" office:value-type="float" office:value="3434" calcext:value-type="float">
            <text:p>3434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11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app_domain</text:p>
          </table:table-cell>
          <table:table-cell office:value-type="float" office:value="559" calcext:value-type="float">
            <text:p>559</text:p>
          </table:table-cell>
          <table:table-cell office:value-type="float" office:value="201" calcext:value-type="float">
            <text:p>20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203" calcext:value-type="float">
            <text:p>203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12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app_category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13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device_id</text:p>
          </table:table-cell>
          <table:table-cell office:value-type="float" office:value="2686408" calcext:value-type="float">
            <text:p>2686408</text:p>
          </table:table-cell>
          <table:table-cell office:value-type="float" office:value="291759" calcext:value-type="float">
            <text:p>291759</text:p>
          </table:table-cell>
          <table:table-cell table:style-name="ce6" office:value-type="float" office:value="209565" calcext:value-type="float">
            <text:p>209565</text:p>
          </table:table-cell>
          <table:table-cell table:style-name="ce6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14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device_ip</text:p>
          </table:table-cell>
          <table:table-cell office:value-type="float" office:value="6729486" calcext:value-type="float">
            <text:p>6729486</text:p>
          </table:table-cell>
          <table:table-cell office:value-type="float" office:value="1077199" calcext:value-type="float">
            <text:p>1077199</text:p>
          </table:table-cell>
          <table:table-cell table:style-name="ce6" office:value-type="float" office:value="609169" calcext:value-type="float">
            <text:p>609169</text:p>
          </table:table-cell>
          <table:table-cell table:style-name="ce6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15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device_model</text:p>
          </table:table-cell>
          <table:table-cell office:value-type="float" office:value="8251" calcext:value-type="float">
            <text:p>8251</text:p>
          </table:table-cell>
          <table:table-cell office:value-type="float" office:value="5438" calcext:value-type="float">
            <text:p>5438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16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device_typ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17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device_conn_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18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2626" calcext:value-type="float">
            <text:p>2626</text:p>
          </table:table-cell>
          <table:table-cell office:value-type="float" office:value="1257" calcext:value-type="float">
            <text:p>1257</text:p>
          </table:table-cell>
          <table:table-cell table:style-name="ce5" office:value-type="float" office:value="259" calcext:value-type="float">
            <text:p>259</text:p>
          </table:table-cell>
          <table:table-cell table:style-name="ce5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19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19] &amp; &quot;&quot;&quot;,&quot;" office:value-type="string" office:string-value="&quot;C14&quot;," calcext:value-type="string">
            <text:p>"C14",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0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0] &amp; &quot;&quot;&quot;,&quot;" office:value-type="string" office:string-value="&quot;C15&quot;," calcext:value-type="string">
            <text:p>"C15",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1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1] &amp; &quot;&quot;&quot;,&quot;" office:value-type="string" office:string-value="&quot;C16&quot;," calcext:value-type="string">
            <text:p>"C16",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435" calcext:value-type="float">
            <text:p>435</text:p>
          </table:table-cell>
          <table:table-cell office:value-type="float" office:value="240" calcext:value-type="float">
            <text:p>24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2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2] &amp; &quot;&quot;&quot;,&quot;" office:value-type="string" office:string-value="&quot;C17&quot;," calcext:value-type="string">
            <text:p>"C17",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3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3] &amp; &quot;&quot;&quot;,&quot;" office:value-type="string" office:string-value="&quot;C18&quot;," calcext:value-type="string">
            <text:p>"C18",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4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4] &amp; &quot;&quot;&quot;,&quot;" office:value-type="string" office:string-value="&quot;C19&quot;," calcext:value-type="string">
            <text:p>"C19",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5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5] &amp; &quot;&quot;&quot;,&quot;" office:value-type="string" office:string-value="&quot;C20&quot;," calcext:value-type="string">
            <text:p>"C20",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6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6] &amp; &quot;&quot;&quot;,&quot;" office:value-type="string" office:string-value="&quot;C21&quot;," calcext:value-type="string">
            <text:p>"C21",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eb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style-name="ce7"/>
          <table:table-cell table:style-name="ce8" office:value-type="string" calcext:value-type="string" table:number-columns-spanned="2" table:number-rows-spanned="1">
            <text:p>train</text:p>
          </table:table-cell>
          <table:covered-table-cell table:style-name="ce7"/>
        </table:table-row>
        <table:table-row table:style-name="ro1">
          <table:table-cell office:value-type="string" calcext:value-type="string">
            <text:p>Column name</text:p>
          </table:table-cell>
          <table:table-cell table:style-name="ce2" office:value-type="string" calcext:value-type="string" table:number-columns-spanned="2" table:number-rows-spanned="1">
            <text:p>Count unique</text:p>
          </table:table-cell>
          <table:covered-table-cell/>
          <table:table-cell table:style-name="ce7" office:value-type="string" calcext:value-type="string">
            <text:p>test without train</text:p>
          </table:table-cell>
          <table:table-cell table:style-name="ce7" office:value-type="string" calcext:value-type="string">
            <text:p>RARE</text:p>
          </table:table-cell>
          <table:table-cell table:style-name="ce7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25297228" calcext:value-type="float">
            <text:p>25297228</text:p>
          </table:table-cell>
          <table:table-cell office:value-type="float" office:value="2818157" calcext:value-type="float">
            <text:p>2818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ck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ur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ner_po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te_id</text:p>
          </table:table-cell>
          <table:table-cell office:value-type="float" office:value="4474" calcext:value-type="float">
            <text:p>4474</text:p>
          </table:table-cell>
          <table:table-cell office:value-type="float" office:value="2695" calcext:value-type="float">
            <text:p>2695</text:p>
          </table:table-cell>
          <table:table-cell office:value-type="float" office:value="92" calcext:value-type="float">
            <text:p>92</text:p>
          </table:table-cell>
          <table:table-cell office:value-type="float" office:value="1520" calcext:value-type="float">
            <text:p>1520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string" calcext:value-type="string">
            <text:p>site_domain</text:p>
          </table:table-cell>
          <table:table-cell office:value-type="float" office:value="7744" calcext:value-type="float">
            <text:p>7744</text:p>
          </table:table-cell>
          <table:table-cell office:value-type="float" office:value="3365" calcext:value-type="float">
            <text:p>3365</text:p>
          </table:table-cell>
          <table:table-cell office:value-type="float" office:value="167" calcext:value-type="float">
            <text:p>167</text:p>
          </table:table-cell>
          <table:table-cell office:value-type="float" office:value="4259" calcext:value-type="float">
            <text:p>4259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string" calcext:value-type="string">
            <text:p>site_category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_i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_doma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_catego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vice_id</text:p>
          </table:table-cell>
          <table:table-cell office:value-type="float" office:value="756821" calcext:value-type="float">
            <text:p>756821</text:p>
          </table:table-cell>
          <table:table-cell office:value-type="float" office:value="67789" calcext:value-type="float">
            <text:p>67789</text:p>
          </table:table-cell>
          <table:table-cell office:value-type="float" office:value="56365" calcext:value-type="float">
            <text:p>56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ip</text:p>
          </table:table-cell>
          <table:table-cell office:value-type="float" office:value="4293614" calcext:value-type="float">
            <text:p>4293614</text:p>
          </table:table-cell>
          <table:table-cell office:value-type="float" office:value="611214" calcext:value-type="float">
            <text:p>611214</text:p>
          </table:table-cell>
          <table:table-cell office:value-type="float" office:value="334233" calcext:value-type="float">
            <text:p>334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model</text:p>
          </table:table-cell>
          <table:table-cell office:value-type="float" office:value="6350" calcext:value-type="float">
            <text:p>6350</text:p>
          </table:table-cell>
          <table:table-cell office:value-type="float" office:value="4420" calcext:value-type="float">
            <text:p>442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typ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conn_ty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2003" calcext:value-type="float">
            <text:p>2003</text:p>
          </table:table-cell>
          <table:table-cell office:value-type="float" office:value="938" calcext:value-type="float">
            <text:p>938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347" calcext:value-type="float">
            <text:p>347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170" calcext:value-type="float">
            <text:p>17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pp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style-name="ce7"/>
          <table:table-cell table:style-name="ce8" office:value-type="string" calcext:value-type="string" table:number-columns-spanned="2" table:number-rows-spanned="1">
            <text:p>train</text:p>
          </table:table-cell>
          <table:covered-table-cell table:style-name="ce7"/>
        </table:table-row>
        <table:table-row table:style-name="ro1">
          <table:table-cell office:value-type="string" calcext:value-type="string">
            <text:p>Column name</text:p>
          </table:table-cell>
          <table:table-cell table:style-name="ce2" office:value-type="string" calcext:value-type="string" table:number-columns-spanned="2" table:number-rows-spanned="1">
            <text:p>Count unique</text:p>
          </table:table-cell>
          <table:covered-table-cell/>
          <table:table-cell table:style-name="ce7" office:value-type="string" calcext:value-type="string">
            <text:p>test without train</text:p>
          </table:table-cell>
          <table:table-cell table:style-name="ce7" office:value-type="string" calcext:value-type="string">
            <text:p>RARE</text:p>
          </table:table-cell>
          <table:table-cell table:style-name="ce7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5131739" calcext:value-type="float">
            <text:p>15131739</text:p>
          </table:table-cell>
          <table:table-cell office:value-type="float" office:value="1759307" calcext:value-type="float">
            <text:p>1759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ck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ur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ner_po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_id</text:p>
          </table:table-cell>
          <table:table-cell office:value-type="float" office:value="1964" calcext:value-type="float">
            <text:p>1964</text:p>
          </table:table-cell>
          <table:table-cell office:value-type="float" office:value="906" calcext:value-type="float">
            <text:p>906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_dom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_category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_id</text:p>
          </table:table-cell>
          <table:table-cell office:value-type="float" office:value="8552" calcext:value-type="float">
            <text:p>8552</text:p>
          </table:table-cell>
          <table:table-cell office:value-type="float" office:value="3952" calcext:value-type="float">
            <text:p>3952</text:p>
          </table:table-cell>
          <table:table-cell office:value-type="float" office:value="584" calcext:value-type="float">
            <text:p>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_domain</text:p>
          </table:table-cell>
          <table:table-cell office:value-type="float" office:value="559" calcext:value-type="float">
            <text:p>559</text:p>
          </table:table-cell>
          <table:table-cell office:value-type="float" office:value="201" calcext:value-type="float">
            <text:p>20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_category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id</text:p>
          </table:table-cell>
          <table:table-cell office:value-type="float" office:value="1987938" calcext:value-type="float">
            <text:p>1987938</text:p>
          </table:table-cell>
          <table:table-cell office:value-type="float" office:value="227257" calcext:value-type="float">
            <text:p>227257</text:p>
          </table:table-cell>
          <table:table-cell office:value-type="float" office:value="157475" calcext:value-type="float">
            <text:p>157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ip</text:p>
          </table:table-cell>
          <table:table-cell office:value-type="float" office:value="2950534" calcext:value-type="float">
            <text:p>2950534</text:p>
          </table:table-cell>
          <table:table-cell office:value-type="float" office:value="516101" calcext:value-type="float">
            <text:p>516101</text:p>
          </table:table-cell>
          <table:table-cell office:value-type="float" office:value="330055" calcext:value-type="float">
            <text:p>330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model</text:p>
          </table:table-cell>
          <table:table-cell office:value-type="float" office:value="7508" calcext:value-type="float">
            <text:p>7508</text:p>
          </table:table-cell>
          <table:table-cell office:value-type="float" office:value="4724" calcext:value-type="float">
            <text:p>4724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conn_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2421" calcext:value-type="float">
            <text:p>2421</text:p>
          </table:table-cell>
          <table:table-cell office:value-type="float" office:value="1108" calcext:value-type="float">
            <text:p>1108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400" calcext:value-type="float">
            <text:p>400</text:p>
          </table:table-cell>
          <table:table-cell office:value-type="float" office:value="203" calcext:value-type="float">
            <text:p>20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" table:style-name="ta1">
        <table:table-column table:style-name="co8" table:default-cell-style-name="Default"/>
        <table:table-column table:style-name="co9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Ra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40428967" calcext:value-type="float">
            <text:p>40428967</text:p>
          </table:table-cell>
          <table:table-cell office:value-type="string" calcext:value-type="string">
            <text:p>rows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4577464" calcext:value-type="float">
            <text:p>4577464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anner_pos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109590" calcext:value-type="float">
            <text:p>291095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47282" calcext:value-type="float">
            <text:p>1124728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01" calcext:value-type="float">
            <text:p>130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35" calcext:value-type="float">
            <text:p>20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04" calcext:value-type="float">
            <text:p>770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78" calcext:value-type="float">
            <text:p>577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577" calcext:value-type="float">
            <text:p>4357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9463" calcext:value-type="float">
            <text:p>9463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220812" calcext:value-type="float">
            <text:p>2220812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7140632" calcext:value-type="float">
            <text:p>37140632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5304" calcext:value-type="float">
            <text:p>35304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5787" calcext:value-type="float">
            <text:p>5787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903457" calcext:value-type="float">
            <text:p>903457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13512" calcext:value-type="float">
            <text:p>11351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vice_conn_type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34886838" calcext:value-type="float">
            <text:p>3488683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3317443" calcext:value-type="float">
            <text:p>331744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2181796" calcext:value-type="float">
            <text:p>218179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42890" calcext:value-type="float">
            <text:p>4289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Default" office:value-type="float" office:value="1621" calcext:value-type="float">
            <text:p>162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3069" calcext:value-type="float">
            <text:p>306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Default" office:value-type="float" office:value="1806334" calcext:value-type="float">
            <text:p>1806334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Default" office:value-type="float" office:value="2137" calcext:value-type="float">
            <text:p>213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298794" calcext:value-type="float">
            <text:p>298794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Default" office:value-type="float" office:value="103365" calcext:value-type="float">
            <text:p>10336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38136554" calcext:value-type="float">
            <text:p>38136554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Default" office:value-type="float" office:value="2560" calcext:value-type="float">
            <text:p>256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float" office:value="74533" calcext:value-type="float">
            <text:p>7453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nner_pos</text:p>
          </table:table-cell>
          <table:table-cell table:style-name="Default" office:value-type="string" calcext:value-type="string">
            <text:p>device_conn_type</text:p>
          </table:table-cell>
          <table:table-cell table:style-name="ce9" office:value-type="string" calcext:value-type="string">
            <text:p>count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4358510" calcext:value-type="float">
            <text:p>24358510</text:p>
          </table:table-cell>
          <table:table-cell table:style-name="ce9" office:value-type="float" office:value="0.1785063" calcext:value-type="float">
            <text:p>0.17850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497630" calcext:value-type="float">
            <text:p>10497630</text:p>
          </table:table-cell>
          <table:table-cell table:style-name="ce9" office:value-type="float" office:value="0.1873272" calcext:value-type="float">
            <text:p>0.1873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376" calcext:value-type="float">
            <text:p>12376</text:p>
          </table:table-cell>
          <table:table-cell table:style-name="ce9" office:value-type="float" office:value="0.1216871" calcext:value-type="float">
            <text:p>0.12168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table:style-name="ce9" office:value-type="float" office:value="0.182801" calcext:value-type="float">
            <text:p>0.1828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609" calcext:value-type="float">
            <text:p>7609</text:p>
          </table:table-cell>
          <table:table-cell table:style-name="ce9" office:value-type="float" office:value="0.1855697" calcext:value-type="float">
            <text:p>0.18556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585" calcext:value-type="float">
            <text:p>5585</text:p>
          </table:table-cell>
          <table:table-cell table:style-name="ce9" office:value-type="float" office:value="0.119248" calcext:value-type="float">
            <text:p>0.1192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088" calcext:value-type="float">
            <text:p>3088</text:p>
          </table:table-cell>
          <table:table-cell table:style-name="ce9" office:value-type="float" office:value="0.09520725" calcext:value-type="float">
            <text:p>0.09520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780900" calcext:value-type="float">
            <text:p>2780900</text:p>
          </table:table-cell>
          <table:table-cell table:style-name="ce9" office:value-type="float" office:value="0.1293952" calcext:value-type="float">
            <text:p>0.1293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06233" calcext:value-type="float">
            <text:p>506233</text:p>
          </table:table-cell>
          <table:table-cell table:style-name="ce9" office:value-type="float" office:value="0.1540042" calcext:value-type="float">
            <text:p>0.15400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625" calcext:value-type="float">
            <text:p>625</text:p>
          </table:table-cell>
          <table:table-cell table:style-name="ce9" office:value-type="float" office:value="0.0704" calcext:value-type="float">
            <text:p>0.07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style-name="ce9" office:value-type="float" office:value="0.1684211" calcext:value-type="float">
            <text:p>0.16842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table:style-name="ce9" office:value-type="float" office:value="0.1043478" calcext:value-type="float">
            <text:p>0.10434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9475" calcext:value-type="float">
            <text:p>29475</text:p>
          </table:table-cell>
          <table:table-cell table:style-name="ce9" office:value-type="float" office:value="0.3713656" calcext:value-type="float">
            <text:p>0.3713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927287" calcext:value-type="float">
            <text:p>1927287</text:p>
          </table:table-cell>
          <table:table-cell table:style-name="ce9" office:value-type="float" office:value="0.03769496" calcext:value-type="float">
            <text:p>0.03769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43417" calcext:value-type="float">
            <text:p>243417</text:p>
          </table:table-cell>
          <table:table-cell table:style-name="ce9" office:value-type="float" office:value="0.08508034" calcext:value-type="float">
            <text:p>0.085080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style-name="ce9" office:value-type="float" office:value="0.3076923" calcext:value-type="float">
            <text:p>0.30769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1014" calcext:value-type="float">
            <text:p>11014</text:p>
          </table:table-cell>
          <table:table-cell table:style-name="ce9" office:value-type="float" office:value="0.2459597" calcext:value-type="float">
            <text:p>0.2459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42890" calcext:value-type="float">
            <text:p>42890</text:p>
          </table:table-cell>
          <table:table-cell table:style-name="ce9" office:value-type="float" office:value="0.02961063" calcext:value-type="float">
            <text:p>0.02961063</text:p>
          </table:table-cell>
        </table:table-row>
        <table:table-row table:style-name="ro1" table:number-rows-repeated="104851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bserve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ource</text:p>
          </table:table-cell>
          <table:table-cell table:style-name="ce10" office:value-type="string" calcext:value-type="string" table:number-columns-spanned="2" table:number-rows-spanned="1">
            <text:p>Combo</text:p>
          </table:table-cell>
          <table:covered-table-cell/>
          <table:table-cell office:value-type="string" calcext:value-type="string">
            <text:p>&gt;0 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app_category</text:p>
          </table:table-cell>
          <table:table-cell office:value-type="string" calcext:value-type="string">
            <text:p>C15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* run device_model, cat for ap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_category</text:p>
          </table:table-cell>
          <table:table-cell office:value-type="string" calcext:value-type="string">
            <text:p>C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 run banner_pos, model for b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_category</text:p>
          </table:table-cell>
          <table:table-cell office:value-type="string" calcext:value-type="string">
            <text:p>C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_category</text:p>
          </table:table-cell>
          <table:table-cell office:value-type="string" calcext:value-type="string">
            <text:p>C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_category</text:p>
          </table:table-cell>
          <table:table-cell office:value-type="string" calcext:value-type="string">
            <text:p>C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nner_pos</text:p>
          </table:table-cell>
          <table:table-cell office:value-type="string" calcext:value-type="string">
            <text:p>C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vice_type</text:p>
          </table:table-cell>
          <table:table-cell office:value-type="string" calcext:value-type="string">
            <text:p>C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banner_pos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/>
          <table:table-cell table:formula="of:= &quot;c(&quot; &amp; &quot;&quot;&quot;&quot; &amp; [.B11] &amp; &quot;&quot;&quot;&quot; &amp; &quot;,&quot; &amp; &quot;&quot;&quot;&quot; &amp; [.C11] &amp; &quot;&quot;&quot;&quot; &amp; &quot;),&quot;" office:value-type="string" office:string-value="c(&quot;banner_pos&quot;,&quot;C1&quot;)," calcext:value-type="string">
            <text:p>c("banner_pos","C1"),</text:p>
          </table:table-cell>
        </table:table-row>
        <table:table-row table:style-name="ro1">
          <table:table-cell/>
          <table:table-cell office:value-type="string" calcext:value-type="string">
            <text:p>banner_pos</text:p>
          </table:table-cell>
          <table:table-cell office:value-type="string" calcext:value-type="string">
            <text:p>C17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formula="of:= &quot;c(&quot; &amp; &quot;&quot;&quot;&quot; &amp; [.B12] &amp; &quot;&quot;&quot;&quot; &amp; &quot;,&quot; &amp; &quot;&quot;&quot;&quot; &amp; [.C12] &amp; &quot;&quot;&quot;&quot; &amp; &quot;),&quot;" office:value-type="string" office:string-value="c(&quot;banner_pos&quot;,&quot;C17&quot;)," calcext:value-type="string">
            <text:p>c("banner_pos","C17"),</text:p>
          </table:table-cell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1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 &quot;c(&quot; &amp; &quot;&quot;&quot;&quot; &amp; [.B13] &amp; &quot;&quot;&quot;&quot; &amp; &quot;,&quot; &amp; &quot;&quot;&quot;&quot; &amp; [.C13] &amp; &quot;&quot;&quot;&quot; &amp; &quot;),&quot;" office:value-type="string" office:string-value="c(&quot;device_model&quot;,&quot;C14&quot;)," calcext:value-type="string">
            <text:p>c("device_model","C14"),</text:p>
          </table:table-cell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1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1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1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te_category</text:p>
          </table:table-cell>
          <table:table-cell office:value-type="string" calcext:value-type="string">
            <text:p>C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te_category</text:p>
          </table:table-cell>
          <table:table-cell office:value-type="string" calcext:value-type="string">
            <text:p>C1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te_category</text:p>
          </table:table-cell>
          <table:table-cell office:value-type="string" calcext:value-type="string">
            <text:p>C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te_category</text:p>
          </table:table-cell>
          <table:table-cell office:value-type="string" calcext:value-type="string">
            <text:p>C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Web mod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ore from</text:p>
          </table:table-cell>
          <table:table-cell office:value-type="string" calcext:value-type="string">
            <text:p>1 combo per dimension</text:p>
          </table:table-cell>
          <table:table-cell/>
          <table:table-cell table:style-name="ce11" office:value-type="string" calcext:value-type="string">
            <text:p>* or just use MAX score from each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ner – category</text:p>
          </table:table-cell>
          <table:table-cell office:value-type="string" calcext:value-type="string">
            <text:p>banner_pos</text:p>
          </table:table-cell>
          <table:table-cell office:value-type="string" calcext:value-type="string">
            <text:p>C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nner_pos</text:p>
          </table:table-cell>
          <table:table-cell office:value-type="string" calcext:value-type="string">
            <text:p>C1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odel – category</text:p>
          </table:table-cell>
          <table:table-cell office:value-type="string" calcext:value-type="string">
            <text:p>device_model</text:p>
          </table:table-cell>
          <table:table-cell office:value-type="string" calcext:value-type="string">
            <text:p>C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2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in – sub category</text:p>
          </table:table-cell>
          <table:table-cell office:value-type="string" calcext:value-type="string">
            <text:p>site_category</text:p>
          </table:table-cell>
          <table:table-cell office:value-type="string" calcext:value-type="string">
            <text:p>C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te_category</text:p>
          </table:table-cell>
          <table:table-cell office:value-type="string" calcext:value-type="string">
            <text:p>C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te_category</text:p>
          </table:table-cell>
          <table:table-cell office:value-type="string" calcext:value-type="string">
            <text:p>C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te_category</text:p>
          </table:table-cell>
          <table:table-cell office:value-type="string" calcext:value-type="string">
            <text:p>C2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3" number:min-integer-digits="1" number:grouping="true"/>
    </number:number-style>
    <number:number-style style:name="N124">
      <number:number number:decimal-places="1" number:min-integer-digits="1" number:grouping="true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/00/0000</text:date>, <text:time style:data-style-name="N2" text:time-value="21:18:44.94604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1T20:49:44.872450000</meta:creation-date>
    <dc:date>2015-01-13T10:43:21.601335000</dc:date>
    <meta:editing-duration>PT23H34M35S</meta:editing-duration>
    <meta:editing-cycles>32</meta:editing-cycles>
    <meta:generator>LibreOffice/4.2.3.3$MacOSX_X86_64 LibreOffice_project/882f8a0a489bc99a9e60c7905a60226254cb6ff0</meta:generator>
    <meta:document-statistic meta:table-count="5" meta:cell-count="632" meta:object-count="0"/>
  </office:meta>
</office:document-meta>
</file>